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date" office:date-value="2023-05-29" calcext:value-type="date">
            <text:p>05/29/23</text:p>
          </table:table-cell>
          <table:table-cell office:value-type="string" calcext:value-type="string">
            <text:p>25 IC sockets; 20 photo sensors; 3 Arduino pro micro</text:p>
          </table:table-cell>
          <table:table-cell office:value-type="currency" office:currency="USD" office:value="39.16" calcext:value-type="currency">
            <text:p>$39.16</text:p>
          </table:table-cell>
        </table:table-row>
        <table:table-row table:style-name="ro1">
          <table:table-cell office:value-type="date" office:date-value="2023-06-02" calcext:value-type="date">
            <text:p>06/02/23</text:p>
          </table:table-cell>
          <table:table-cell office:value-type="string" calcext:value-type="string">
            <text:p>50 Red LEDs 10mm dia</text:p>
          </table:table-cell>
          <table:table-cell office:value-type="currency" office:currency="USD" office:value="7.43" calcext:value-type="currency">
            <text:p>$7.43</text:p>
          </table:table-cell>
        </table:table-row>
        <table:table-row table:style-name="ro1">
          <table:table-cell office:value-type="date" office:date-value="2023-05-28" calcext:value-type="date">
            <text:p>05/28/23</text:p>
          </table:table-cell>
          <table:table-cell office:value-type="string" calcext:value-type="string">
            <text:p>50 pcs electronics buzzer</text:p>
          </table:table-cell>
          <table:table-cell office:value-type="currency" office:currency="USD" office:value="9.55" calcext:value-type="currency">
            <text:p>$9.55</text:p>
          </table:table-cell>
        </table:table-row>
        <table:table-row table:style-name="ro1">
          <table:table-cell office:value-type="date" office:date-value="2023-05-27" calcext:value-type="date">
            <text:p>05/27/23</text:p>
          </table:table-cell>
          <table:table-cell office:value-type="string" calcext:value-type="string">
            <text:p>10 PCS RFP30N06 MOSFET; 10 photo sensors</text:p>
          </table:table-cell>
          <table:table-cell office:value-type="currency" office:currency="USD" office:value="18.79" calcext:value-type="currency">
            <text:p>$18.79</text:p>
          </table:table-cell>
        </table:table-row>
        <table:table-row table:style-name="ro2">
          <table:table-cell office:value-type="date" office:date-value="2023-05-31" calcext:value-type="date">
            <text:p>05/31/23</text:p>
          </table:table-cell>
          <table:table-cell table:style-name="ce2" office:value-type="string" calcext:value-type="string">
            <text:p>(100) 2N3904; (6) screw term (45) kb switch (100) diodes (100) red LED</text:p>
          </table:table-cell>
          <table:table-cell office:value-type="currency" office:currency="USD" office:value="42.72" calcext:value-type="currency">
            <text:p>$42.72</text:p>
          </table:table-cell>
        </table:table-row>
        <table:table-row table:style-name="ro1">
          <table:table-cell office:value-type="date" office:date-value="2023-05-27" calcext:value-type="date">
            <text:p>05/27/23</text:p>
          </table:table-cell>
          <table:table-cell office:value-type="string" calcext:value-type="string">
            <text:p>3 Arduino pro mini</text:p>
          </table:table-cell>
          <table:table-cell office:value-type="currency" office:currency="USD" office:value="20.18" calcext:value-type="currency">
            <text:p>$20.18</text:p>
          </table:table-cell>
        </table:table-row>
        <table:table-row table:style-name="ro1">
          <table:table-cell office:value-type="date" office:date-value="2023-05-31" calcext:value-type="date">
            <text:p>05/31/23</text:p>
          </table:table-cell>
          <table:table-cell office:value-type="string" calcext:value-type="string">
            <text:p>50 White LEDs 10mm dia</text:p>
          </table:table-cell>
          <table:table-cell office:value-type="currency" office:currency="USD" office:value="8.49" calcext:value-type="currency">
            <text:p>$8.49</text:p>
          </table:table-cell>
        </table:table-row>
        <table:table-row table:style-name="ro1">
          <table:table-cell office:value-type="date" office:date-value="2023-05-31" calcext:value-type="date">
            <text:p>05/31/23</text:p>
          </table:table-cell>
          <table:table-cell office:value-type="string" calcext:value-type="string">
            <text:p>JLCPCB qty 25 custom PC boards incl shipping</text:p>
          </table:table-cell>
          <table:table-cell office:value-type="currency" office:currency="USD" office:value="72.63" calcext:value-type="currency">
            <text:p>$72.63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Total (so far)</text:p>
          </table:table-cell>
          <table:table-cell table:formula="of:=SUM([.C3:.C10])" office:value-type="currency" office:currency="USD" office:value="218.95" calcext:value-type="currency">
            <text:p>$218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1:03:06.022612803</meta:creation-date>
    <dc:date>2023-06-05T11:10:08.042125716</dc:date>
    <meta:editing-duration>PT7M2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